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84.36pt"/>
    </style:style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289.7pt"/>
    </style:style>
    <style:style style:name="co5" style:family="table-column">
      <style:table-column-properties fo:break-before="auto" style:column-width="79.74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80.5pt"/>
    </style:style>
    <style:style style:name="co8" style:family="table-column">
      <style:table-column-properties fo:break-before="auto" style:column-width="72pt"/>
    </style:style>
    <style:style style:name="co9" style:family="table-column">
      <style:table-column-properties fo:break-before="auto" style:column-width="62.76pt"/>
    </style:style>
    <style:style style:name="co10" style:family="table-column">
      <style:table-column-properties fo:break-before="auto" style:column-width="58.9pt"/>
    </style:style>
    <style:style style:name="co12" style:family="table-column">
      <style:table-column-properties fo:break-before="auto" style:column-width="569.96pt"/>
    </style:style>
    <style:style style:name="co13" style:family="table-column">
      <style:table-column-properties fo:break-before="auto" style:column-width="297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104">
      <style:text-properties fo:font-weight="bold" style:font-weight-asian="bold" style:font-weight-complex="bold"/>
    </style:style>
    <style:style style:name="ce6" style:family="table-cell" style:parent-style-name="Default" style:data-style-name="N104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9" style:family="table-cell" style:parent-style-name="Default" style:data-style-name="N123">
      <style:text-properties fo:font-weight="bold" style:font-weight-asian="bold" style:font-weight-complex="bold"/>
    </style:style>
    <style:style style:name="ce10" style:family="table-cell" style:parent-style-name="Default" style:data-style-name="N123"/>
    <style:style style:name="ce11" style:family="table-cell" style:parent-style-name="Default" style:data-style-name="N10">
      <style:text-properties fo:font-weight="bold" style:font-weight-asian="bold" style:font-weight-complex="bold"/>
    </style:style>
    <style:style style:name="ce12" style:family="table-cell" style:parent-style-name="Default" style:data-style-name="N1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3" table:default-cell-style-name="ce3"/>
        <table:table-column table:style-name="co4" table:default-cell-style-name="Default"/>
        <table:table-column table:style-name="co1" table:default-cell-style-name="ce6"/>
        <table:table-column table:style-name="co5" table:default-cell-style-name="ce8"/>
        <table:table-column table:style-name="co6" table:number-columns-repeated="2" table:default-cell-style-name="ce8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10"/>
        <table:table-column table:style-name="co8" table:default-cell-style-name="ce12"/>
        <table:table-column table:style-name="co8" table:default-cell-style-name="ce8"/>
        <table:table-column table:style-name="co8" table:default-cell-style-name="ce3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997" table:default-cell-style-name="Default"/>
        <table:table-row table:style-name="ro1">
          <table:table-cell table:style-name="ce2" office:value-type="string" calcext:value-type="string">
            <text:p>Score (3S)</text:p>
          </table:table-cell>
          <table:table-cell table:style-name="ce2" office:value-type="string" calcext:value-type="string">
            <text:p>Score (2S)</text:p>
          </table:table-cell>
          <table:table-cell table:style-name="ce4" office:value-type="string" calcext:value-type="string">
            <text:p>Score (1S)</text:p>
          </table:table-cell>
          <table:table-cell table:style-name="ce4" office:value-type="string" calcext:value-type="string">
            <text:p>Score (SLA)</text:p>
          </table:table-cell>
          <table:table-cell table:style-name="ce2" office:value-type="string" calcext:value-type="string">
            <text:p>Name</text:p>
          </table:table-cell>
          <table:table-cell table:style-name="ce5" office:value-type="string" calcext:value-type="string">
            <text:p>Price</text:p>
          </table:table-cell>
          <table:table-cell table:style-name="ce7" office:value-type="string" calcext:value-type="string">
            <text:p>Max LiPo Cells</text:p>
          </table:table-cell>
          <table:table-cell table:style-name="ce7" office:value-type="string" calcext:value-type="string">
            <text:p>Max LiFePo Cells</text:p>
          </table:table-cell>
          <table:table-cell table:style-name="ce7" office:value-type="string" calcext:value-type="string">
            <text:p>Max SLA Cells</text:p>
          </table:table-cell>
          <table:table-cell table:style-name="ce4" office:value-type="string" calcext:value-type="string">
            <text:p>Max Charging Current (A)</text:p>
          </table:table-cell>
          <table:table-cell table:style-name="ce4" office:value-type="string" calcext:value-type="string">
            <text:p>Output Voltage</text:p>
          </table:table-cell>
          <table:table-cell table:style-name="ce4" office:value-type="string" calcext:value-type="string">
            <text:p>Min Input Voltage</text:p>
          </table:table-cell>
          <table:table-cell table:style-name="ce9" office:value-type="string" calcext:value-type="string">
            <text:p>Breakout Pins</text:p>
          </table:table-cell>
          <table:table-cell table:style-name="ce11" office:value-type="string" calcext:value-type="string">
            <text:p>Efficiency</text:p>
          </table:table-cell>
          <table:table-cell table:style-name="ce7" office:value-type="string" calcext:value-type="string">
            <text:p>UPS</text:p>
          </table:table-cell>
          <table:table-cell table:style-name="ce4" office:value-type="string" calcext:value-type="string">
            <text:p>Plug</text:p>
          </table:table-cell>
          <table:table-cell table:style-name="ce2" office:value-type="string" calcext:value-type="string">
            <text:p>Weight (g)</text:p>
          </table:table-cell>
          <table:table-cell table:style-name="ce2" office:value-type="string" calcext:value-type="string">
            <text:p>Length (cm)</text:p>
          </table:table-cell>
          <table:table-cell table:style-name="ce2" office:value-type="string" calcext:value-type="string">
            <text:p>Width (cm)</text:p>
          </table:table-cell>
          <table:table-cell table:style-name="ce2" office:value-type="string" calcext:value-type="string">
            <text:p>Height (cm)</text:p>
          </table:table-cell>
          <table:table-cell table:style-name="ce2" office:value-type="string" calcext:value-type="string">
            <text:p>Purchase URL</text:p>
          </table:table-cell>
          <table:table-cell table:style-name="ce2" office:value-type="string" calcext:value-type="string">
            <text:p>Wiki URL</text:p>
          </table:table-cell>
          <table:table-cell table:style-name="ce2" office:value-type="string" calcext:value-type="string">
            <text:p>Other URL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995"/>
        </table:table-row>
        <table:table-row table:style-name="ro1">
          <table:table-cell table:style-name="ce3" table:formula="of:=((1-PRICE/30)*5 + (1-WEIGHT/200)*2 + (OUTPUT_VOLTAGE/5)*3 + (OUTPUT_CURRENT/3)*3)*(UPS)" office:value-type="float" office:value="10.4" calcext:value-type="float">
            <text:p>10.40</text:p>
          </table:table-cell>
          <table:table-cell table:style-name="ce3" table:formula="of:=((1-PRICE/30)*5 + (1-WEIGHT/200)*2 + (OUTPUT_VOLTAGE/5)*3 + (OUTPUT_CURRENT/3)*3)*(UPS)" office:value-type="float" office:value="10.4" calcext:value-type="float">
            <text:p>10.40</text:p>
          </table:table-cell>
          <table:table-cell table:formula="of:=((1-PRICE/30)*5 + (1-WEIGHT/200)*2 + (OUTPUT_VOLTAGE/5)*3 + (OUTPUT_CURRENT/3)*3)*(UPS)" office:value-type="float" office:value="10.4" calcext:value-type="float">
            <text:p>10.40</text:p>
          </table:table-cell>
          <table:table-cell table:formula="of:=((1-PRICE/50)*5 + (1-WEIGHT/200)*2 + (OUTPUT_VOLTAGE/12)*3 + (OUTPUT_CURRENT/3)*3 + (1-MIN_INPUT_VOLTAGE/12)*2)*(UPS)*(SLA_CELLS)" office:value-type="float" office:value="7.95" calcext:value-type="float">
            <text:p>7.95</text:p>
          </table:table-cell>
          <table:table-cell office:value-type="string" calcext:value-type="string">
            <text:p>PicoUPS-100 12V DC micro UPS system</text:p>
          </table:table-cell>
          <table:table-cell office:value-type="currency" office:currency="USD" office:value="30" calcext:value-type="currency">
            <text:p>$30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0</text:p>
          </table:table-cell>
          <table:table-cell office:value-type="float" office:value="12" calcext:value-type="float">
            <text:p>12.00</text:p>
          </table:table-cell>
          <table:table-cell office:value-type="float" office:value="13.5" calcext:value-type="float">
            <text:p>13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mini-box.com/picoUPS-100-12V-DC-micro-UPS-system-battery-backup-system?sc=8&amp;category=981</text:p>
          </table:table-cell>
          <table:table-cell table:number-columns-repeated="998"/>
        </table:table-row>
        <table:table-row table:style-name="ro1">
          <table:table-cell table:style-name="ce3" table:formula="of:=((1-PRICE/30)*5 + (1-WEIGHT/200)*2 + (OUTPUT_VOLTAGE/5)*3 + (OUTPUT_CURRENT/3)*3)*(UPS)" office:value-type="float" office:value="9.56666666666666" calcext:value-type="float">
            <text:p>9.57</text:p>
          </table:table-cell>
          <table:table-cell table:style-name="ce3" table:formula="of:=((1-PRICE/30)*5 + (1-WEIGHT/200)*2 + (OUTPUT_VOLTAGE/5)*3 + (OUTPUT_CURRENT/3)*3)*(UPS)" office:value-type="float" office:value="9.56666666666666" calcext:value-type="float">
            <text:p>9.57</text:p>
          </table:table-cell>
          <table:table-cell table:formula="of:=((1-PRICE/30)*5 + (1-WEIGHT/200)*2 + (OUTPUT_VOLTAGE/5)*3 + (OUTPUT_CURRENT/3)*3)*(UPS)" office:value-type="float" office:value="9.56666666666666" calcext:value-type="float">
            <text:p>9.57</text:p>
          </table:table-cell>
          <table:table-cell table:formula="of:=((1-PRICE/50)*5 + (1-WEIGHT/200)*2 + (OUTPUT_VOLTAGE/12)*3 + (OUTPUT_CURRENT/3)*3 + (1-MIN_INPUT_VOLTAGE/12)*2)*(UPS)*(SLA_CELLS)" office:value-type="float" office:value="7.45" calcext:value-type="float">
            <text:p>7.45</text:p>
          </table:table-cell>
          <table:table-cell office:value-type="string" calcext:value-type="string">
            <text:p>PicoUPS-120-ATV</text:p>
          </table:table-cell>
          <table:table-cell office:value-type="currency" office:currency="USD" office:value="35" calcext:value-type="currency">
            <text:p>$35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0</text:p>
          </table:table-cell>
          <table:table-cell office:value-type="float" office:value="12" calcext:value-type="float">
            <text:p>12.00</text:p>
          </table:table-cell>
          <table:table-cell office:value-type="float" office:value="13.5" calcext:value-type="float">
            <text:p>13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mini-box.com/picoUPS-120-12V-DC-micro-UPS-battery-backup?sc=8&amp;category=1264</text:p>
          </table:table-cell>
          <table:table-cell table:number-columns-repeated="998"/>
        </table:table-row>
        <table:table-row table:style-name="ro1">
          <table:table-cell table:style-name="ce3" table:formula="of:=((1-PRICE/30)*5 + (1-WEIGHT/200)*2 + (OUTPUT_VOLTAGE/5)*3 + (OUTPUT_CURRENT/3)*3)*(UPS)" office:value-type="float" office:value="6.03333333333333" calcext:value-type="float">
            <text:p>6.03</text:p>
          </table:table-cell>
          <table:table-cell table:style-name="ce3" table:formula="of:=((1-PRICE/30)*5 + (1-WEIGHT/200)*2 + (OUTPUT_VOLTAGE/5)*3 + (OUTPUT_CURRENT/3)*3)*(UPS)" office:value-type="float" office:value="6.03333333333333" calcext:value-type="float">
            <text:p>6.03</text:p>
          </table:table-cell>
          <table:table-cell table:formula="of:=((1-PRICE/30)*5 + (1-WEIGHT/200)*2 + (OUTPUT_VOLTAGE/5)*3 + (OUTPUT_CURRENT/3)*3)*(UPS)" office:value-type="float" office:value="6.03333333333333" calcext:value-type="float">
            <text:p>6.03</text:p>
          </table:table-cell>
          <table:table-cell table:formula="of:=((1-PRICE/50)*5 + (1-WEIGHT/200)*2 + (OUTPUT_VOLTAGE/12)*3 + (OUTPUT_CURRENT/3)*3 + (1-MIN_INPUT_VOLTAGE/12)*2)*(UPS)*(SLA_CELLS)" office:value-type="float" office:value="5.25" calcext:value-type="float">
            <text:p>5.25</text:p>
          </table:table-cell>
          <table:table-cell office:value-type="string" calcext:value-type="string">
            <text:p>12VDC Micro UPS</text:p>
          </table:table-cell>
          <table:table-cell office:value-type="currency" office:currency="USD" office:value="55" calcext:value-type="currency">
            <text:p>$55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0</text:p>
          </table:table-cell>
          <table:table-cell office:value-type="float" office:value="12" calcext:value-type="float">
            <text:p>12.00</text:p>
          </table:table-cell>
          <table:table-cell office:value-type="float" office:value="13.5" calcext:value-type="float">
            <text:p>13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://www.batteryspace.com/12VDC-Micro-UPS-battery-backup-board-for-12.8V-LiFePO4-/-12V-SLA-battery.aspx</text:p>
          </table:table-cell>
          <table:table-cell table:number-columns-repeated="998"/>
        </table:table-row>
        <table:table-row table:style-name="ro1">
          <table:table-cell table:style-name="ce3" table:formula="of:=((1-PRICE/30)*10 + (OUTPUT_VOLTAGE/12)*3 + (OUTPUT_CURRENT/3)*3)*(MAXCELLS&gt;=3)*(UPS)" office:value-type="float" office:value="11.1333333333333" calcext:value-type="float">
            <text:p>11.13</text:p>
          </table:table-cell>
          <table:table-cell table:style-name="ce3" table:formula="of:=((1-PRICE/30)*10 + (OUTPUT_VOLTAGE/12)*3 + (OUTPUT_CURRENT/3)*3)*(MAXCELLS&gt;=2)*(UPS)*(LENGTH&lt;=MAX_LENGTH)*(WIDTH&lt;=MAX_WIDTH)*(HEIGHT&lt;=MAX_HEIGHT)" office:value-type="float" office:value="11.1333333333333" calcext:value-type="float">
            <text:p>11.13</text:p>
          </table:table-cell>
          <table:table-cell table:formula="of:=((1-PRICE/30)*5 + (1-WEIGHT/200)*2 + (OUTPUT_VOLTAGE/5)*3 + (OUTPUT_CURRENT/3)*3)*(UPS)" office:value-type="float" office:value="12.9266666666667" calcext:value-type="float">
            <text:p>12.93</text:p>
          </table:table-cell>
          <table:table-cell table:formula="of:=((1-PRICE/50)*5 + (1-WEIGHT/200)*2 + (OUTPUT_VOLTAGE/12)*3 + (OUTPUT_CURRENT/3)*3 + (1-MIN_INPUT_VOLTAGE/12)*2)*(UPS)*(SLA_CELLS)" office:value-type="float" office:value="0" calcext:value-type="float">
            <text:p>0.00</text:p>
          </table:table-cell>
          <table:table-cell office:value-type="string" calcext:value-type="string">
            <text:p>Linkman Lipo Balancer Charger for 2S and 3S</text:p>
          </table:table-cell>
          <table:table-cell office:value-type="currency" office:currency="USD" office:value="8" calcext:value-type="currency">
            <text:p>$8.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0</text:p>
          </table:table-cell>
          <table:table-cell office:value-type="float" office:value="12" calcext:value-type="float">
            <text:p>12.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.7" calcext:value-type="float">
            <text:p>6.7</text:p>
          </table:table-cell>
          <table:table-cell office:value-type="float" office:value="4.7" calcext:value-type="float">
            <text:p>4.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http://www.ebay.com/itm/Balancer-Charger-Balance-Charger-For-7-4-11-V-2-3S-2S-3S-Cells-Li-PO-Battery-LJ-/161813099531</text:p>
          </table:table-cell>
          <table:table-cell table:number-columns-repeated="2"/>
          <table:table-cell office:value-type="string" calcext:value-type="string">
            <text:p>Damaged battery by overcharging.</text:p>
          </table:table-cell>
          <table:table-cell table:number-columns-repeated="995"/>
        </table:table-row>
        <table:table-row table:style-name="ro1">
          <table:table-cell table:style-name="ce3" table:formula="of:=((1-PRICE/30)*10 + (OUTPUT_VOLTAGE/12)*3 + (OUTPUT_CURRENT/3)*3)*(MAXCELLS&gt;=3)*(UPS)" office:value-type="float" office:value="7.33333333333333" calcext:value-type="float">
            <text:p>7.33</text:p>
          </table:table-cell>
          <table:table-cell table:style-name="ce3" table:formula="of:=((1-PRICE/30)*10 + (OUTPUT_VOLTAGE/12)*3 + (OUTPUT_CURRENT/3)*3)*(MAXCELLS&gt;=2)*(UPS)*(LENGTH&lt;=MAX_LENGTH)*(WIDTH&lt;=MAX_WIDTH)*(HEIGHT&lt;=MAX_HEIGHT)" office:value-type="float" office:value="7.33333333333333" calcext:value-type="float">
            <text:p>7.33</text:p>
          </table:table-cell>
          <table:table-cell table:formula="of:=((1-PRICE/30)*5 + (1-WEIGHT/200)*2 + (OUTPUT_VOLTAGE/5)*3 + (OUTPUT_CURRENT/3)*3)*(UPS)" office:value-type="float" office:value="10.0966666666667" calcext:value-type="float">
            <text:p>10.10</text:p>
          </table:table-cell>
          <table:table-cell table:formula="of:=((1-PRICE/50)*5 + (1-WEIGHT/200)*2 + (OUTPUT_VOLTAGE/12)*3 + (OUTPUT_CURRENT/3)*3 + (1-MIN_INPUT_VOLTAGE/12)*2)*(UPS)*(SLA_CELLS)" office:value-type="float" office:value="0" calcext:value-type="float">
            <text:p>0.00</text:p>
          </table:table-cell>
          <table:table-cell office:value-type="string" calcext:value-type="string">
            <text:p>HOBBYTIGER 2S 3S LiPo LiFe Battery Balance Charger</text:p>
          </table:table-cell>
          <table:table-cell office:value-type="currency" office:currency="USD" office:value="23" calcext:value-type="currency">
            <text:p>$23.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.00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string" calcext:value-type="string">
            <text:p>90%%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7.62" calcext:value-type="float">
            <text:p>7.62</text:p>
          </table:table-cell>
          <table:table-cell office:value-type="float" office:value="5.08" calcext:value-type="float">
            <text:p>5.0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https://www.amazon.com/dp/B01FHDIINU</text:p>
          </table:table-cell>
          <table:table-cell table:number-columns-repeated="998"/>
        </table:table-row>
        <table:table-row table:style-name="ro1">
          <table:table-cell table:style-name="ce3" table:formula="of:=((1-PRICE/30)*10 + (OUTPUT_VOLTAGE/12)*3 + (OUTPUT_CURRENT/3)*3)*(MAXCELLS&gt;=3)*(UPS)" office:value-type="float" office:value="0" calcext:value-type="float">
            <text:p>0.00</text:p>
          </table:table-cell>
          <table:table-cell table:style-name="ce3" table:formula="of:=((1-PRICE/30)*10 + (OUTPUT_VOLTAGE/12)*3 + (OUTPUT_CURRENT/3)*3)*(MAXCELLS&gt;=2)*(UPS)*(LENGTH&lt;=MAX_LENGTH)*(WIDTH&lt;=MAX_WIDTH)*(HEIGHT&lt;=MAX_HEIGHT)" office:value-type="float" office:value="0" calcext:value-type="float">
            <text:p>0.00</text:p>
          </table:table-cell>
          <table:table-cell table:formula="of:=((1-PRICE/30)*5 + (1-WEIGHT/200)*2 + (OUTPUT_VOLTAGE/5)*3 + (OUTPUT_CURRENT/3)*3)*(UPS)" office:value-type="float" office:value="0" calcext:value-type="float">
            <text:p>0.00</text:p>
          </table:table-cell>
          <table:table-cell table:formula="of:=((1-PRICE/50)*5 + (1-WEIGHT/200)*2 + (OUTPUT_VOLTAGE/12)*3 + (OUTPUT_CURRENT/3)*3 + (1-MIN_INPUT_VOLTAGE/12)*2)*(UPS)*(SLA_CELLS)" office:value-type="float" office:value="0" calcext:value-type="float">
            <text:p>0.00</text:p>
          </table:table-cell>
          <table:table-cell office:value-type="string" calcext:value-type="string">
            <text:p>Turnigy E3 Compact 2S/3S Lipo Charger</text:p>
          </table:table-cell>
          <table:table-cell office:value-type="currency" office:currency="USD" office:value="12" calcext:value-type="currency">
            <text:p>$12.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.2" calcext:value-type="float">
            <text:p>1.20</text:p>
          </table:table-cell>
          <table:table-cell office:value-type="float" office:value="12" calcext:value-type="float">
            <text:p>12.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US 2 Pin Plug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tp://www.hobbyking.com/hobbyking/store/__49338__Turnigy_E3_Compact_2S_3S_Lipo_Charger_100_240v_US_Plug_.html</text:p>
          </table:table-cell>
          <table:table-cell table:number-columns-repeated="998"/>
        </table:table-row>
        <table:table-row table:style-name="ro1">
          <table:table-cell table:style-name="ce3" table:formula="of:=((1-PRICE/30)*10 + (OUTPUT_VOLTAGE/12)*3 + (OUTPUT_CURRENT/3)*3)*(MAXCELLS&gt;=3)*(UPS)" office:value-type="float" office:value="0" calcext:value-type="float">
            <text:p>0.00</text:p>
          </table:table-cell>
          <table:table-cell table:style-name="ce3" table:formula="of:=((1-PRICE/30)*10 + (OUTPUT_VOLTAGE/12)*3 + (OUTPUT_CURRENT/3)*3)*(MAXCELLS&gt;=2)*(UPS)*(LENGTH&lt;=MAX_LENGTH)*(WIDTH&lt;=MAX_WIDTH)*(HEIGHT&lt;=MAX_HEIGHT)" office:value-type="float" office:value="0" calcext:value-type="float">
            <text:p>0.00</text:p>
          </table:table-cell>
          <table:table-cell table:formula="of:=((1-PRICE/30)*5 + (1-WEIGHT/200)*2 + (OUTPUT_VOLTAGE/5)*3 + (OUTPUT_CURRENT/3)*3)*(UPS)" office:value-type="float" office:value="0" calcext:value-type="float">
            <text:p>0.00</text:p>
          </table:table-cell>
          <table:table-cell table:formula="of:=((1-PRICE/50)*5 + (1-WEIGHT/200)*2 + (OUTPUT_VOLTAGE/12)*3 + (OUTPUT_CURRENT/3)*3 + (1-MIN_INPUT_VOLTAGE/12)*2)*(UPS)*(SLA_CELLS)" office:value-type="float" office:value="0" calcext:value-type="float">
            <text:p>0.00</text:p>
          </table:table-cell>
          <table:table-cell office:value-type="string" calcext:value-type="string">
            <text:p>iMAX B6-AC B6AC Lipo NiMH 3S RC Battery Balance Charger</text:p>
          </table:table-cell>
          <table:table-cell office:value-type="currency" office:currency="USD" office:value="33" calcext:value-type="currency">
            <text:p>$33.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18" calcext:value-type="float">
            <text:p>18.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ttp://www.ebay.com/itm/iMAX-B6-AC-B6AC-Lipo-NiMH-3S-RC-Battery-Balance-Charger-/131082526447</text:p>
          </table:table-cell>
          <table:table-cell table:number-columns-repeated="998"/>
        </table:table-row>
        <table:table-row table:style-name="ro1">
          <table:table-cell table:style-name="ce3" table:formula="of:=((1-PRICE/30)*10 + (OUTPUT_VOLTAGE/12)*3 + (OUTPUT_CURRENT/3)*3)*(MAXCELLS&gt;=3)*(UPS)" office:value-type="float" office:value="0" calcext:value-type="float">
            <text:p>0.00</text:p>
          </table:table-cell>
          <table:table-cell table:style-name="ce3" table:formula="of:=((1-PRICE/30)*10 + (OUTPUT_VOLTAGE/12)*3 + (OUTPUT_CURRENT/3)*3)*(MAXCELLS&gt;=2)*(UPS)*(LENGTH&lt;=MAX_LENGTH)*(WIDTH&lt;=MAX_WIDTH)*(HEIGHT&lt;=MAX_HEIGHT)" office:value-type="float" office:value="0" calcext:value-type="float">
            <text:p>0.00</text:p>
          </table:table-cell>
          <table:table-cell table:formula="of:=((1-PRICE/30)*5 + (1-WEIGHT/200)*2 + (OUTPUT_VOLTAGE/5)*3 + (OUTPUT_CURRENT/3)*3)*(UPS)" office:value-type="float" office:value="0" calcext:value-type="float">
            <text:p>0.00</text:p>
          </table:table-cell>
          <table:table-cell table:formula="of:=((1-PRICE/50)*5 + (1-WEIGHT/200)*2 + (OUTPUT_VOLTAGE/12)*3 + (OUTPUT_CURRENT/3)*3 + (1-MIN_INPUT_VOLTAGE/12)*2)*(UPS)*(SLA_CELLS)" office:value-type="float" office:value="0" calcext:value-type="float">
            <text:p>0.00</text:p>
          </table:table-cell>
          <table:table-cell office:value-type="string" calcext:value-type="string">
            <text:p>Venom Pro 2</text:p>
          </table:table-cell>
          <table:table-cell office:value-type="currency" office:currency="USD" office:value="61" calcext:value-type="currency">
            <text:p>$61.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6" calcext:value-type="float">
            <text:p>6.00</text:p>
          </table:table-cell>
          <table:table-cell office:value-type="float" office:value="20" calcext:value-type="float">
            <text:p>20.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http://www.amazon.com/Venom-Battery-RC-Helicopter-Quadcopter/dp/B00DR7D5X2/ref=pd_sbs_21_9?ie=UTF8&amp;dpID=41TfubphUAL&amp;dpSrc=sims&amp;preST=_AC_UL160_SR160%2C160_&amp;refRID=0ZSR7TX517NYBKGBBMKN</text:p>
          </table:table-cell>
          <table:table-cell table:number-columns-repeated="998"/>
        </table:table-row>
        <table:table-row table:style-name="ro1">
          <table:table-cell table:style-name="ce3" table:formula="of:=((1-PRICE/30)*10 + (OUTPUT_VOLTAGE/12)*3 + (OUTPUT_CURRENT/3)*3)*(MAXCELLS&gt;=3)*(UPS)" office:value-type="float" office:value="0" calcext:value-type="float">
            <text:p>0.00</text:p>
          </table:table-cell>
          <table:table-cell table:style-name="ce3" table:formula="of:=((1-PRICE/30)*10 + (OUTPUT_VOLTAGE/12)*3 + (OUTPUT_CURRENT/3)*3)*(MAXCELLS&gt;=2)*(UPS)*(LENGTH&lt;=MAX_LENGTH)*(WIDTH&lt;=MAX_WIDTH)*(HEIGHT&lt;=MAX_HEIGHT)" office:value-type="float" office:value="0" calcext:value-type="float">
            <text:p>0.00</text:p>
          </table:table-cell>
          <table:table-cell table:formula="of:=((1-PRICE/30)*5 + (1-WEIGHT/200)*2 + (OUTPUT_VOLTAGE/5)*3 + (OUTPUT_CURRENT/3)*3)*(UPS)" office:value-type="float" office:value="7.72666666666667" calcext:value-type="float">
            <text:p>7.73</text:p>
          </table:table-cell>
          <table:table-cell table:formula="of:=((1-PRICE/50)*5 + (1-WEIGHT/200)*2 + (OUTPUT_VOLTAGE/12)*3 + (OUTPUT_CURRENT/3)*3 + (1-MIN_INPUT_VOLTAGE/12)*2)*(UPS)*(SLA_CELLS)" office:value-type="float" office:value="0" calcext:value-type="float">
            <text:p>0.00</text:p>
          </table:table-cell>
          <table:table-cell office:value-type="string" calcext:value-type="string">
            <text:p>PowerBoost 1000 Charger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office:value-type="float" office:value="5.2" calcext:value-type="float">
            <text:p>5.20</text:p>
          </table:table-cell>
          <table:table-cell/>
          <table:table-cell office:value-type="float" office:value="1" calcext:value-type="float">
            <text:p>1 </text:p>
          </table:table-cell>
          <table:table-cell office:value-type="percentage" office:value="0.9" calcext:value-type="percentage">
            <text:p>90%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adafruit.com/product/2465</text:p>
          </table:table-cell>
          <table:table-cell office:value-type="string" calcext:value-type="string">
            <text:p>https://learn.adafruit.com/adafruit-powerboost-1000c-load-share-usb-charge-boost/pinouts</text:p>
          </table:table-cell>
          <table:table-cell table:number-columns-repeated="997"/>
        </table:table-row>
        <table:table-row table:style-name="ro1">
          <table:table-cell table:style-name="ce3" table:formula="of:=((1-PRICE/30)*10 + (OUTPUT_VOLTAGE/12)*3 + (OUTPUT_CURRENT/3)*3)*(MAXCELLS&gt;=3)*(UPS)" office:value-type="float" office:value="0" calcext:value-type="float">
            <text:p>0.00</text:p>
          </table:table-cell>
          <table:table-cell table:style-name="ce3" table:formula="of:=((1-PRICE/30)*10 + (OUTPUT_VOLTAGE/12)*3 + (OUTPUT_CURRENT/3)*3)*(MAXCELLS&gt;=2)*(UPS)*(LENGTH&lt;=MAX_LENGTH)*(WIDTH&lt;=MAX_WIDTH)*(HEIGHT&lt;=MAX_HEIGHT)" office:value-type="float" office:value="0" calcext:value-type="float">
            <text:p>0.00</text:p>
          </table:table-cell>
          <table:table-cell table:formula="of:=((1-PRICE/30)*5 + (1-WEIGHT/200)*2 + (OUTPUT_VOLTAGE/5)*3 + (OUTPUT_CURRENT/3)*3)*(UPS)" office:value-type="float" office:value="8.85966666666667" calcext:value-type="float">
            <text:p>8.86</text:p>
          </table:table-cell>
          <table:table-cell table:formula="of:=((1-PRICE/50)*5 + (1-WEIGHT/200)*2 + (OUTPUT_VOLTAGE/12)*3 + (OUTPUT_CURRENT/3)*3 + (1-MIN_INPUT_VOLTAGE/12)*2)*(UPS)*(SLA_CELLS)" office:value-type="float" office:value="0" calcext:value-type="float">
            <text:p>0.00</text:p>
          </table:table-cell>
          <table:table-cell office:value-type="string" calcext:value-type="string">
            <text:p>USB LiIon/LiPoly charger - v1.2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1" calcext:value-type="float">
            <text:p>1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3.3" calcext:value-type="float">
            <text:p>3.3</text:p>
          </table:table-cell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https://www.adafruit.com/products/259</text:p>
          </table:table-cell>
          <table:table-cell table:number-columns-repeated="998"/>
        </table:table-row>
        <table:table-row table:style-name="ro1">
          <table:table-cell table:style-name="ce3" table:formula="of:=((1-PRICE/30)*10 + (OUTPUT_VOLTAGE/12)*3 + (OUTPUT_CURRENT/3)*3)*(MAXCELLS&gt;=3)*(UPS)" office:value-type="float" office:value="0" calcext:value-type="float">
            <text:p>0.00</text:p>
          </table:table-cell>
          <table:table-cell table:style-name="ce3" table:formula="of:=((1-PRICE/30)*10 + (OUTPUT_VOLTAGE/12)*3 + (OUTPUT_CURRENT/3)*3)*(MAXCELLS&gt;=2)*(UPS)*(LENGTH&lt;=MAX_LENGTH)*(WIDTH&lt;=MAX_WIDTH)*(HEIGHT&lt;=MAX_HEIGHT)" office:value-type="float" office:value="0" calcext:value-type="float">
            <text:p>0.00</text:p>
          </table:table-cell>
          <table:table-cell table:formula="of:=((1-PRICE/30)*5 + (1-WEIGHT/200)*2 + (OUTPUT_VOLTAGE/5)*3 + (OUTPUT_CURRENT/3)*3)*(UPS)" office:value-type="float" office:value="7.16666666666667" calcext:value-type="float">
            <text:p>7.17</text:p>
          </table:table-cell>
          <table:table-cell table:formula="of:=((1-PRICE/50)*5 + (1-WEIGHT/200)*2 + (OUTPUT_VOLTAGE/12)*3 + (OUTPUT_CURRENT/3)*3 + (1-MIN_INPUT_VOLTAGE/12)*2)*(UPS)*(SLA_CELLS)" office:value-type="float" office:value="0" calcext:value-type="float">
            <text:p>0.00</text:p>
          </table:table-cell>
          <table:table-cell office:value-type="string" calcext:value-type="string">
            <text:p>SparkFun Power Cell - LiPo Charger/Booster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" calcext:value-type="float">
            <text:p>0.50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1" calcext:value-type="float">
            <text:p>1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ttps://www.sparkfun.com/products/1123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table:style-name="ce3" table:formula="of:=((1-PRICE/30)*10 + (OUTPUT_VOLTAGE/12)*3 + (OUTPUT_CURRENT/3)*3)*(MAXCELLS&gt;=3)*(UPS)" office:value-type="float" office:value="0" calcext:value-type="float">
            <text:p>0.00</text:p>
          </table:table-cell>
          <table:table-cell table:style-name="ce3" table:formula="of:=((1-PRICE/30)*10 + (OUTPUT_VOLTAGE/12)*3 + (OUTPUT_CURRENT/3)*3)*(MAXCELLS&gt;=2)*(UPS)*(LENGTH&lt;=MAX_LENGTH)*(WIDTH&lt;=MAX_WIDTH)*(HEIGHT&lt;=MAX_HEIGHT)" office:value-type="float" office:value="0" calcext:value-type="float">
            <text:p>0.00</text:p>
          </table:table-cell>
          <table:table-cell table:formula="of:=((1-PRICE/30)*5 + (1-WEIGHT/200)*2 + (OUTPUT_VOLTAGE/5)*3 + (OUTPUT_CURRENT/3)*3)*(UPS)" office:value-type="float" office:value="0" calcext:value-type="float">
            <text:p>0.00</text:p>
          </table:table-cell>
          <table:table-cell table:formula="of:=((1-PRICE/50)*5 + (1-WEIGHT/200)*2 + (OUTPUT_VOLTAGE/12)*3 + (OUTPUT_CURRENT/3)*3 + (1-MIN_INPUT_VOLTAGE/12)*2)*(UPS)*(SLA_CELLS)" office:value-type="float" office:value="0" calcext:value-type="float">
            <text:p>0.00</text:p>
          </table:table-cell>
          <table:table-cell office:value-type="string" calcext:value-type="string">
            <text:p>Lipo Rider Pro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.60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0" calcext:value-type="float">
            <text:p>0 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http://www.seeedstudio.com/depot/LiPo-Rider-Pro-p-992.html</text:p>
          </table:table-cell>
          <table:table-cell office:value-type="string" calcext:value-type="string">
            <text:p>http://www.seeedstudio.com/wiki/index.php?title=Lipo_Rider_Pro</text:p>
          </table:table-cell>
          <table:table-cell office:value-type="string" calcext:value-type="string">
            <text:p>http://www.amazon.com/LiPo-Rider-Pro-by-Seeedstudio/dp/B00LYMWKHE</text:p>
          </table:table-cell>
          <table:table-cell table:number-columns-repeated="996"/>
        </table:table-row>
        <table:table-row table:style-name="ro1">
          <table:table-cell table:style-name="ce3" table:formula="of:=((1-PRICE/30)*10 + (OUTPUT_VOLTAGE/12)*3 + (OUTPUT_CURRENT/3)*3)*(MAXCELLS&gt;=3)*(UPS)" office:value-type="float" office:value="0" calcext:value-type="float">
            <text:p>0.00</text:p>
          </table:table-cell>
          <table:table-cell table:style-name="ce3" table:formula="of:=((1-PRICE/30)*10 + (OUTPUT_VOLTAGE/12)*3 + (OUTPUT_CURRENT/3)*3)*(MAXCELLS&gt;=2)*(UPS)*(LENGTH&lt;=MAX_LENGTH)*(WIDTH&lt;=MAX_WIDTH)*(HEIGHT&lt;=MAX_HEIGHT)" office:value-type="float" office:value="0" calcext:value-type="float">
            <text:p>0.00</text:p>
          </table:table-cell>
          <table:table-cell table:formula="of:=((1-PRICE/30)*5 + (1-WEIGHT/200)*2 + (OUTPUT_VOLTAGE/5)*3 + (OUTPUT_CURRENT/3)*3)*(UPS)" office:value-type="float" office:value="0" calcext:value-type="float">
            <text:p>0.00</text:p>
          </table:table-cell>
          <table:table-cell table:formula="of:=((1-PRICE/50)*5 + (1-WEIGHT/200)*2 + (OUTPUT_VOLTAGE/12)*3 + (OUTPUT_CURRENT/3)*3 + (1-MIN_INPUT_VOLTAGE/12)*2)*(UPS)*(SLA_CELLS)" office:value-type="float" office:value="0" calcext:value-type="float">
            <text:p>0.00</text:p>
          </table:table-cell>
          <table:table-cell office:value-type="string" calcext:value-type="string">
            <text:p>SMAKN® Lithium Battery Charging Module 4.5-12V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 table:number-columns-repeated="3"/>
          <table:table-cell office:value-type="percentage" office:value="0.9" calcext:value-type="percentage">
            <text:p>90%</text:p>
          </table:table-cell>
          <table:table-cell table:number-columns-repeated="6"/>
          <table:table-cell office:value-type="string" calcext:value-type="string">
            <text:p>http://www.amazon.com/Lithium-Battery-Charging-4-5-12V-Voltage/dp/B019DDB4D6/ref=sr_1_9?ie=UTF8&amp;qid=1463252968&amp;sr=8-9&amp;keywords=lithium+charging+module</text:p>
          </table:table-cell>
          <table:table-cell table:number-columns-repeated="998"/>
        </table:table-row>
        <table:table-row table:style-name="ro1">
          <table:table-cell table:style-name="ce3" table:formula="of:=((1-PRICE/30)*10 + (OUTPUT_VOLTAGE/12)*3 + (OUTPUT_CURRENT/3)*3)*(MAXCELLS&gt;=3)*(UPS)" office:value-type="float" office:value="0" calcext:value-type="float">
            <text:p>0.00</text:p>
          </table:table-cell>
          <table:table-cell table:style-name="ce3" table:formula="of:=((1-PRICE/30)*10 + (OUTPUT_VOLTAGE/12)*3 + (OUTPUT_CURRENT/3)*3)*(MAXCELLS&gt;=2)*(UPS)*(LENGTH&lt;=MAX_LENGTH)*(WIDTH&lt;=MAX_WIDTH)*(HEIGHT&lt;=MAX_HEIGHT)" office:value-type="float" office:value="0" calcext:value-type="float">
            <text:p>0.00</text:p>
          </table:table-cell>
          <table:table-cell table:formula="of:=((1-PRICE/30)*5 + (1-WEIGHT/200)*2 + (OUTPUT_VOLTAGE/5)*3 + (OUTPUT_CURRENT/3)*3)*(UPS)" office:value-type="float" office:value="0" calcext:value-type="float">
            <text:p>0.00</text:p>
          </table:table-cell>
          <table:table-cell table:formula="of:=((1-PRICE/50)*5 + (1-WEIGHT/200)*2 + (OUTPUT_VOLTAGE/12)*3 + (OUTPUT_CURRENT/3)*3 + (1-MIN_INPUT_VOLTAGE/12)*2)*(UPS)*(SLA_CELLS)" office:value-type="float" office:value="0" calcext:value-type="float">
            <text:p>0.00</text:p>
          </table:table-cell>
          <table:table-cell office:value-type="string" calcext:value-type="string">
            <text:p>XCSOURCE 5X Mini USB 5V Micro USB1A</text:p>
          </table:table-cell>
          <table:table-cell office:value-type="currency" office:currency="USD" office:value="5" calcext:value-type="currency">
            <text:p>$5.00</text:p>
          </table:table-cell>
          <table:table-cell table:number-columns-repeated="14"/>
          <table:table-cell office:value-type="string" calcext:value-type="string">
            <text:p>http://www.amazon.com/XCSOURCE-Lithium-Battery-Charging-TE106/dp/B00SR4FH4A/ref=sr_1_5?ie=UTF8&amp;qid=1463252968&amp;sr=8-5&amp;keywords=lithium+charging+module</text:p>
          </table:table-cell>
          <table:table-cell table:number-columns-repeated="998"/>
        </table:table-row>
        <table:table-row table:style-name="ro1">
          <table:table-cell table:style-name="ce3" table:formula="of:=((1-PRICE/30)*5 + (1-WEIGHT/200)*2 + (OUTPUT_VOLTAGE/5)*3 + (OUTPUT_CURRENT/3)*3)*(UPS)" office:value-type="float" office:value="-12.8333333333333" calcext:value-type="float">
            <text:p>-12.83</text:p>
          </table:table-cell>
          <table:table-cell table:style-name="ce3" table:formula="of:=((1-PRICE/30)*5 + (1-WEIGHT/200)*2 + (OUTPUT_VOLTAGE/5)*3 + (OUTPUT_CURRENT/3)*3)*(UPS)" office:value-type="float" office:value="-12.8333333333333" calcext:value-type="float">
            <text:p>-12.83</text:p>
          </table:table-cell>
          <table:table-cell table:formula="of:=((1-PRICE/30)*5 + (1-WEIGHT/200)*2 + (OUTPUT_VOLTAGE/5)*3 + (OUTPUT_CURRENT/3)*3)*(UPS)" office:value-type="float" office:value="-12.8333333333333" calcext:value-type="float">
            <text:p>-12.83</text:p>
          </table:table-cell>
          <table:table-cell table:formula="of:=((1-PRICE/50)*5 + (1-WEIGHT/200)*2 + (OUTPUT_VOLTAGE/12)*3 + (OUTPUT_CURRENT/3)*3 + (1-MIN_INPUT_VOLTAGE/12)*2)*(UPS)*(SLA_CELLS)" office:value-type="float" office:value="-2.9" calcext:value-type="float">
            <text:p>-2.90</text:p>
          </table:table-cell>
          <table:table-cell office:value-type="string" calcext:value-type="string">
            <text:p>OpenUPS</text:p>
          </table:table-cell>
          <table:table-cell office:value-type="currency" office:currency="USD" office:value="119" calcext:value-type="currency">
            <text:p>$119.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ttp://www.mini-box.com/OpenUPS</text:p>
          </table:table-cell>
          <table:table-cell table:number-columns-repeated="998"/>
        </table:table-row>
        <table:table-row table:style-name="ro1" table:number-rows-repeated="104855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Sheet2" table:style-name="ta1">
        <table:table-column table:style-name="co11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Max Length (cm)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 Width (cm)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 Height (cm)</text:p>
          </table:table-cell>
          <table:table-cell office:value-type="float" office:value="2.3" calcext:value-type="float">
            <text:p>2.3</text:p>
          </table:table-cell>
          <table:table-cell table:number-columns-repeated="1022"/>
        </table:table-row>
      </table:table>
      <table:named-expressions>
        <table:named-range table:name="HEIGHT" table:base-cell-address="$Sheet1.$Q$1" table:cell-range-address="$Sheet1.$T$1:.$T$1048576"/>
        <table:named-range table:name="LENGTH" table:base-cell-address="$Sheet1.$O$1" table:cell-range-address="$Sheet1.$R$1:.$R$1048576"/>
        <table:named-range table:name="MAXCELLS" table:base-cell-address="$Sheet1.$D$1" table:cell-range-address="$Sheet1.$G$1:.$G$1048576"/>
        <table:named-range table:name="MAX_HEIGHT" table:base-cell-address="$Sheet2.$B$4" table:cell-range-address="$Sheet2.$B$4"/>
        <table:named-range table:name="MAX_LENGTH" table:base-cell-address="$Sheet2.$A$6" table:cell-range-address="$Sheet2.$B$2"/>
        <table:named-range table:name="MAX_WIDTH" table:base-cell-address="$Sheet2.$A$6" table:cell-range-address="$Sheet2.$B$3"/>
        <table:named-range table:name="MIN_INPUT_VOLTAGE" table:base-cell-address="$Sheet1.$L$1" table:cell-range-address="$Sheet1.$L$1:.$L$1048576"/>
        <table:named-range table:name="OUTPUT_CURRENT" table:base-cell-address="$Sheet1.$F$1" table:cell-range-address="$Sheet1.$J$1:.$J$1048576"/>
        <table:named-range table:name="OUTPUT_VOLTAGE" table:base-cell-address="$Sheet1.$G$1" table:cell-range-address="$Sheet1.$K$1:.$K$1048576"/>
        <table:named-range table:name="PRICE" table:base-cell-address="$Sheet1.$C$1" table:cell-range-address="$Sheet1.$F$1:.$F$1048576"/>
        <table:named-range table:name="SLA_CELLS" table:base-cell-address="$Sheet1.$I$1" table:cell-range-address="$Sheet1.$I$1:.$I$1048576"/>
        <table:named-range table:name="UPS" table:base-cell-address="$Sheet1.$J$1" table:cell-range-address="$Sheet1.$O$1:.$O$1048576"/>
        <table:named-range table:name="WEIGHT" table:base-cell-address="$Sheet1.$G$1" table:cell-range-address="$Sheet1.$Q$1:.$Q$1048576"/>
        <table:named-range table:name="WIDTH" table:base-cell-address="$Sheet1.$P$1" table:cell-range-address="$Sheet1.$S$1:.$S$1048576"/>
      </table:named-expressions>
      <table:database-ranges>
        <table:database-range table:name="__Anonymous_Sheet_DB__0" table:target-range-address="Sheet1.A1:Sheet1.X16">
          <table:sort>
            <table:sort-by table:field-number="3" table:order="descending" table:data-type="automatic"/>
          </table:sort>
        </table:database-range>
        <table:database-range table:name="__Anonymous_Sheet_DB__1" table:target-range-address="Sheet2.A1:Sheet2.B4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14:26:41.312105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3-16T17:07:04</meta:creation-date>
    <dc:date>2016-11-15T17:55:14.307674669</dc:date>
    <dc:creator>chris </dc:creator>
    <meta:editing-duration>PT19H47M59S</meta:editing-duration>
    <meta:editing-cycles>63</meta:editing-cycles>
    <meta:generator>LibreOffice/5.1.4.2$Linux_X86_64 LibreOffice_project/10m0$Build-2</meta:generator>
    <meta:document-statistic meta:table-count="2" meta:cell-count="248" meta:object-count="0"/>
  </office:meta>
</office:document-meta>
</file>